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SAPBEXstdItem" style:data-style-name="N0">
      <style:table-cell-properties style:cell-protect="protected" style:print-content="true" style:rotation-align="none"/>
    </style:style>
    <style:style style:name="ce2" style:family="table-cell" style:parent-style-name="SAPBEXstdData" style:data-style-name="N3">
      <style:table-cell-properties style:cell-protect="protected" style:print-content="true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ce2"/>
        <table:table-row table:style-name="ro1">
          <table:table-cell table:style-name="ce1" office:value-type="string" calcext:value-type="string">
            <text:p>São Sebastião 2</text:p>
          </table:table-cell>
          <table:table-cell table:style-name="ce1" office:value-type="string" calcext:value-type="string">
            <text:p>Saldanha 2</text:p>
          </table:table-cell>
          <table:table-cell table:style-name="ce1" office:value-type="string" calcext:value-type="string">
            <text:p>Alameda 2</text:p>
          </table:table-cell>
          <table:table-cell table:style-name="ce1" office:value-type="string" calcext:value-type="string">
            <text:p>Olaias</text:p>
          </table:table-cell>
          <table:table-cell table:style-name="ce1" office:value-type="string" calcext:value-type="string">
            <text:p>Bela Vista</text:p>
          </table:table-cell>
          <table:table-cell table:style-name="ce1" office:value-type="string" calcext:value-type="string">
            <text:p>Chelas</text:p>
          </table:table-cell>
          <table:table-cell table:style-name="ce1" office:value-type="string" calcext:value-type="string">
            <text:p>Olivais</text:p>
          </table:table-cell>
          <table:table-cell table:style-name="ce1" office:value-type="string" calcext:value-type="string">
            <text:p>Cabo Ruivo</text:p>
          </table:table-cell>
          <table:table-cell table:style-name="ce1" office:value-type="string" calcext:value-type="string">
            <text:p>Oriente</text:p>
          </table:table-cell>
          <table:table-cell table:style-name="ce1" office:value-type="string" calcext:value-type="string">
            <text:p>Moscavide</text:p>
          </table:table-cell>
          <table:table-cell table:style-name="ce1" office:value-type="string" calcext:value-type="string">
            <text:p>Encarnação</text:p>
          </table:table-cell>
          <table:table-cell table:style-name="ce1" office:value-type="string" calcext:value-type="string">
            <text:p>Aeroporto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22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2" number:language="pt" number:country="PT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3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5" number:language="pt" number:country="PT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6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6P0"/>
    </number:number-style>
    <number:time-style style:name="N10127" number:language="pt" number:country="PT">
      <number:hours/>
      <number:text>:</number:text>
      <number:minutes number:style="long"/>
      <number:text> </number:text>
      <number:am-pm/>
    </number:time-style>
    <number:time-style style:name="N10128" number:language="pt" number:country="P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9" number:language="pt" number:country="PT">
      <number:hours/>
      <number:text>:</number:text>
      <number:minutes number:style="long"/>
    </number:time-style>
    <number:time-style style:name="N10130" number:language="pt" number:country="PT">
      <number:hours/>
      <number:text>:</number:text>
      <number:minutes number:style="long"/>
      <number:text>:</number:text>
      <number:seconds number:style="long"/>
    </number:time-style>
    <number:date-style style:name="N10131" number:language="pt" number:country="PT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3" number:language="pt" number:country="PT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3P0"/>
    </number:number-style>
    <number:number-style style:name="N10134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4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4P0"/>
    </number:number-style>
    <number:number-style style:name="N10136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6" number:language="pt" number:country="PT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6P0"/>
    </number:number-style>
    <number:number-style style:name="N10137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7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7P0"/>
    </number:number-style>
    <number:number-style style:name="N10141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2" style:volatile="true" number:language="pt" number:country="PT">
      <loext:text> </loext:text>
      <loext:fill-character> </loext:fill-character>
      <number:text>-    </number:text>
    </number:number-style>
    <number:text-style style:name="N10141" number:language="pt" number:country="PT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5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5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5P2" style:volatile="true" number:language="pt" number:country="PT">
      <loext:text> </loext:text>
      <loext:fill-character> </loext:fill-character>
      <number:text>- € </number:text>
    </number:number-style>
    <number:text-style style:name="N10145" number:language="pt" number:country="PT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9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49" number:language="pt" number:country="PT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3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3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53" number:language="pt" number:country="PT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4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54" number:language="pt" number:country="PT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54P0"/>
    </number:number-style>
    <number:number-style style:name="N10155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55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55P0"/>
    </number:number-style>
    <number:number-style style:name="N10156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56" number:language="pt" number:country="PT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56P0"/>
    </number:number-style>
    <number:number-style style:name="N10157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57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57P0"/>
    </number:number-style>
    <number:number-style style:name="N10158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58" number:language="pt" number:country="PT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58P0"/>
    </number:number-style>
    <number:number-style style:name="N10159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59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59P0"/>
    </number:number-style>
    <number:number-style style:name="N10160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60" number:language="pt" number:country="PT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60P0"/>
    </number:number-style>
    <number:number-style style:name="N10161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61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61P0"/>
    </number:number-style>
    <number:number-style style:name="N10162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62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62P2" style:volatile="true" number:language="pt" number:country="PT">
      <loext:text> </loext:text>
      <loext:fill-character> </loext:fill-character>
      <number:text>-    </number:text>
    </number:number-style>
    <number:text-style style:name="N10162" number:language="pt" number:country="PT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number-style style:name="N10163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63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63P2" style:volatile="true" number:language="pt" number:country="PT">
      <loext:text> </loext:text>
      <loext:fill-character> </loext:fill-character>
      <number:text>- € </number:text>
    </number:number-style>
    <number:text-style style:name="N10163" number:language="pt" number:country="PT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64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64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64" number:language="pt" number:country="PT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number-style style:name="N10165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65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65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65" number:language="pt" number:country="PT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APBEXstdItem" style:family="table-cell" style:parent-style-name="Default">
      <style:table-cell-properties fo:background-color="#33cccc" style:diagonal-bl-tr="none" style:diagonal-tl-br="none" style:text-align-source="fix" style:repeat-content="false" fo:wrap-option="no-wrap" fo:border="0.74pt solid #000080" style:direction="ltr" style:rotation-angle="0" style:rotation-align="none" style:shrink-to-fit="false" style:vertical-align="middle" loext:vertical-justify="auto"/>
      <style:paragraph-properties fo:text-align="start" css3t:text-justify="auto" fo:margin-left="6.51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SAPBEXstdData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8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-00-0000</text:date>, <text:time style:data-style-name="N2" text:time-value="05:14:39.3771124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30T03:43:59.826200319</meta:creation-date>
    <dc:date>2020-04-30T05:16:22.344813338</dc:date>
    <meta:editing-duration>PT2M11S</meta:editing-duration>
    <meta:editing-cycles>3</meta:editing-cycles>
    <meta:generator>LibreOffice/6.0.7.3$Linux_X86_64 LibreOffice_project/00m0$Build-3</meta:generator>
    <meta:document-statistic meta:table-count="1" meta:cell-count="403" meta:object-count="0"/>
  </office:meta>
</office:document-meta>
</file>